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paragraph-properties fo:margin-top="0cm" fo:margin-bottom="0cm" loext:contextual-spacing="false"/>
      <style:text-properties officeooo:paragraph-rsid="002c082b"/>
    </style:style>
    <style:style style:name="P5" style:family="paragraph" style:parent-style-name="Text_20_body">
      <style:text-properties fo:color="#000000" style:font-name="Times New Roman" fo:font-size="12pt" fo:font-weight="bold" officeooo:paragraph-rsid="002c082b" style:font-size-asian="12pt" style:font-weight-asian="bold" style:font-size-complex="12pt" style:font-weight-complex="bold"/>
    </style:style>
    <style:style style:name="P6"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paragraph-properties fo:margin-top="0cm" fo:margin-bottom="0cm" loext:contextual-spacing="false" fo:text-align="justify" style:justify-single-word="false"/>
      <style:text-properties style:font-name="Times New Roman" fo:font-size="12pt" officeooo:paragraph-rsid="0055cabb" style:font-size-asian="12pt" style:font-size-complex="12pt"/>
    </style:style>
    <style:style style:name="P10" style:family="paragraph" style:parent-style-name="Text_20_body" style:list-style-name="L2">
      <style:paragraph-properties fo:margin-top="0cm" fo:margin-bottom="0cm" loext:contextual-spacing="false"/>
      <style:text-properties style:font-name="Times New Roman" fo:font-size="12pt" fo:font-weight="normal" officeooo:rsid="002c082b" officeooo:paragraph-rsid="002c082b" style:font-size-asian="12pt" style:font-weight-asian="normal" style:font-size-complex="12pt" style:font-weight-complex="normal"/>
    </style:style>
    <style:style style:name="P11" style:family="paragraph" style:parent-style-name="Text_20_body" style:list-style-name="L4">
      <style:paragraph-properties fo:margin-top="0cm" fo:margin-bottom="0cm" loext:contextual-spacing="false"/>
      <style:text-properties fo:color="#000000" style:font-name="Times New Roman" fo:font-size="12pt" fo:font-weight="normal" officeooo:paragraph-rsid="002c082b" style:font-size-asian="12pt" style:font-weight-asian="normal" style:font-size-complex="12pt" style:font-weight-complex="normal"/>
    </style:style>
    <style:style style:name="P12" style:family="paragraph" style:parent-style-name="Text_20_body" style:list-style-name="L4">
      <style:paragraph-properties fo:margin-top="0cm" fo:margin-bottom="0cm" loext:contextual-spacing="false"/>
      <style:text-properties fo:color="#000000" style:font-name="Times New Roman" fo:font-size="12pt" fo:font-weight="normal" officeooo:rsid="0041f8c2" officeooo:paragraph-rsid="0041f8c2" style:font-size-asian="12pt" style:font-weight-asian="normal" style:font-size-complex="12pt" style:font-weight-complex="normal"/>
    </style:style>
    <style:style style:name="P13" style:family="paragraph" style:parent-style-name="Text_20_body" style:list-style-name="L4">
      <style:text-properties style:font-name="Times New Roman" fo:font-size="12pt" officeooo:paragraph-rsid="002c082b" style:font-size-asian="12pt" style:font-size-complex="12pt"/>
    </style:style>
    <style:style style:name="P14"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5"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paragraph-rsid="002356b1" style:font-size-asian="12pt" style:font-size-complex="12pt"/>
    </style:style>
    <style:style style:name="P16"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2fe3c6" officeooo:paragraph-rsid="002fe3c6" style:font-size-asian="12pt" style:font-size-complex="12pt"/>
    </style:style>
    <style:style style:name="P18"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2fe3c6" officeooo:paragraph-rsid="0032263f" style:font-size-asian="12pt" style:font-size-complex="12pt"/>
    </style:style>
    <style:style style:name="P19"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6983b" officeooo:paragraph-rsid="0036983b" style:font-size-asian="12pt" style:font-size-complex="12pt"/>
    </style:style>
    <style:style style:name="P20"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72b5b" officeooo:paragraph-rsid="00372b5b" style:font-size-asian="12pt" style:font-size-complex="12pt"/>
    </style:style>
    <style:style style:name="P21"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bd85d" officeooo:paragraph-rsid="003bd85d" style:font-size-asian="12pt" style:font-size-complex="12pt"/>
    </style:style>
    <style:style style:name="P22"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fa9fe" officeooo:paragraph-rsid="003fa9fe" style:font-size-asian="12pt" style:font-size-complex="12pt"/>
    </style:style>
    <style:style style:name="P23"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46d3f9" officeooo:paragraph-rsid="0046d3f9" style:font-size-asian="12pt" style:font-size-complex="12pt"/>
    </style:style>
    <style:style style:name="P24"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4934d7" officeooo:paragraph-rsid="004934d7" style:font-size-asian="12pt" style:font-size-complex="12pt"/>
    </style:style>
    <style:style style:name="P25"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4b425a" officeooo:paragraph-rsid="004b425a" style:font-size-asian="12pt" style:font-size-complex="12pt"/>
    </style:style>
    <style:style style:name="P26"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516a52" officeooo:paragraph-rsid="00516a52" style:font-size-asian="12pt" style:font-size-complex="12pt"/>
    </style:style>
    <style:style style:name="P27" style:family="paragraph" style:parent-style-name="Text_20_body" style:list-style-name="L3">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28" style:family="paragraph" style:parent-style-name="Text_20_body" style:list-style-name="L3">
      <style:paragraph-properties fo:margin-left="5.002cm" fo:margin-right="0cm" fo:margin-top="0cm" fo:margin-bottom="0cm" loext:contextual-spacing="false" fo:text-indent="0cm" style:auto-text-indent="false"/>
      <style:text-properties style:font-name="Times New Roman" fo:font-size="12pt" style:font-size-asian="12pt" style:font-size-complex="12pt"/>
    </style:style>
    <style:style style:name="P29"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30"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1"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e5d0f" officeooo:paragraph-rsid="002e5d0f" style:font-size-asian="12pt" style:font-size-complex="12pt"/>
    </style:style>
    <style:style style:name="P32"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534161" officeooo:paragraph-rsid="00534161" style:font-size-asian="12pt" style:font-size-complex="12pt"/>
    </style:style>
    <style:style style:name="P33"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356b1" officeooo:paragraph-rsid="002356b1" style:font-size-asian="12pt" style:font-size-complex="12pt"/>
    </style:style>
    <style:style style:name="P34"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600c9" officeooo:paragraph-rsid="002600c9" style:font-size-asian="12pt" style:font-size-complex="12pt"/>
    </style:style>
    <style:style style:name="P35"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b4f7c" officeooo:paragraph-rsid="002b4f7c" style:font-size-asian="12pt" style:font-size-complex="12pt"/>
    </style:style>
    <style:style style:name="P36"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4d8113" officeooo:paragraph-rsid="004d8113" style:font-size-asian="12pt" style:font-size-complex="12pt"/>
    </style:style>
    <style:style style:name="P37"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4d8113" officeooo:paragraph-rsid="00536779" style:font-size-asian="12pt" style:font-size-complex="12pt"/>
    </style:style>
    <style:style style:name="P38"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536779" officeooo:paragraph-rsid="00536779" style:font-size-asian="12pt" style:font-size-complex="12pt"/>
    </style:style>
    <style:style style:name="P39" style:family="paragraph" style:parent-style-name="Text_20_body" style:list-style-name="L3">
      <style:paragraph-properties fo:margin-left="0cm" fo:margin-right="0cm" fo:margin-top="0cm" fo:margin-bottom="0cm" loext:contextual-spacing="false" fo:text-indent="0cm" style:auto-text-indent="false"/>
      <style:text-properties officeooo:rsid="0024982f" officeooo:paragraph-rsid="0024982f"/>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2356b1" style:font-weight-asian="normal" style:font-weight-complex="normal"/>
    </style:style>
    <style:style style:name="T4" style:family="text">
      <style:text-properties fo:font-weight="normal" officeooo:rsid="00266d8b" style:font-weight-asian="normal" style:font-weight-complex="normal"/>
    </style:style>
    <style:style style:name="T5" style:family="text">
      <style:text-properties fo:font-weight="normal" officeooo:rsid="002787a1" style:font-weight-asian="normal" style:font-weight-complex="normal"/>
    </style:style>
    <style:style style:name="T6" style:family="text">
      <style:text-properties officeooo:rsid="00127c35"/>
    </style:style>
    <style:style style:name="T7" style:family="text">
      <style:text-properties officeooo:rsid="0014ad94"/>
    </style:style>
    <style:style style:name="T8" style:family="text">
      <style:text-properties officeooo:rsid="00163fbe"/>
    </style:style>
    <style:style style:name="T9" style:family="text">
      <style:text-properties officeooo:rsid="001ed80c"/>
    </style:style>
    <style:style style:name="T10" style:family="text">
      <style:text-properties officeooo:rsid="00205aaf"/>
    </style:style>
    <style:style style:name="T11" style:family="text">
      <style:text-properties officeooo:rsid="0021a436"/>
    </style:style>
    <style:style style:name="T12" style:family="text">
      <style:text-properties officeooo:rsid="0021dda4"/>
    </style:style>
    <style:style style:name="T13" style:family="text">
      <style:text-properties officeooo:rsid="0021ed64"/>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2356b1" style:font-size-asian="12pt" style:font-size-complex="12pt"/>
    </style:style>
    <style:style style:name="T16" style:family="text">
      <style:text-properties style:font-name="Times New Roman" fo:font-size="12pt" officeooo:rsid="002960ff" style:font-size-asian="12pt" style:font-size-complex="12pt"/>
    </style:style>
    <style:style style:name="T17" style:family="text">
      <style:text-properties style:font-name="Times New Roman" fo:font-size="12pt" fo:font-weight="bold" style:font-size-asian="12pt" style:font-size-complex="12pt"/>
    </style:style>
    <style:style style:name="T18" style:family="text">
      <style:text-properties officeooo:rsid="002c082b"/>
    </style:style>
    <style:style style:name="T19" style:family="text">
      <style:text-properties officeooo:rsid="00319896"/>
    </style:style>
    <style:style style:name="T20" style:family="text">
      <style:text-properties officeooo:rsid="00339497"/>
    </style:style>
    <style:style style:name="T21" style:family="text">
      <style:text-properties officeooo:rsid="00358af0"/>
    </style:style>
    <style:style style:name="T22" style:family="text">
      <style:text-properties officeooo:rsid="00372b5b"/>
    </style:style>
    <style:style style:name="T23" style:family="text">
      <style:text-properties officeooo:rsid="003add64"/>
    </style:style>
    <style:style style:name="T24" style:family="text">
      <style:text-properties officeooo:rsid="003bd85d"/>
    </style:style>
    <style:style style:name="T25" style:family="text">
      <style:text-properties officeooo:rsid="003d410e"/>
    </style:style>
    <style:style style:name="T26" style:family="text">
      <style:text-properties officeooo:rsid="003f13ce"/>
    </style:style>
    <style:style style:name="T27" style:family="text">
      <style:text-properties officeooo:rsid="00447880"/>
    </style:style>
    <style:style style:name="T28" style:family="text">
      <style:text-properties officeooo:rsid="0048ac44"/>
    </style:style>
    <style:style style:name="T29" style:family="text">
      <style:text-properties officeooo:rsid="0049fb2d"/>
    </style:style>
    <style:style style:name="T30" style:family="text">
      <style:text-properties officeooo:rsid="004b425a"/>
    </style:style>
    <style:style style:name="T31" style:family="text">
      <style:text-properties officeooo:rsid="00536779"/>
    </style:style>
    <style:style style:name="T32" style:family="text">
      <style:text-properties officeooo:rsid="0053e3b3"/>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9"><text:bookmark text:name="vyiu1"/><text:span text:style-name="T2">Mathilda (Herkunft: -, Bedeutung: -)</text:span><text:line-break/><text:bookmark text:name="vyiu2"/><text:line-break/><text:bookmark text:name="vyiu3"/><text:span text:style-name="T1">Beschreibung</text:span><text:bookmark text:name="vyiu4"/><text:line-break/><text:span text:style-name="T2">Mathilda ist zunächst einmal eigentlich arbeitslos. Sie verdient sich ein bisschen was durchs Geschichtenerzählen und Liederspielen. Sie zieht durchs Land, ohne ein festes Ziel und bleibt in Talras nur so lange bis es gefährlich zu werden scheint. Sie findet die Bewohner des Bauernhofs ganz nett, will jedoch mit keinem eine Beziehung eingehen, vor allem nicht mit dem Händler, </text:span><text:span text:style-name="T3">Imker</text:span><text:span text:style-name="T2"> und Weinhersteller Lothar, der sie mit seinen Annäherungsversuchen schon fast belästigt. Vom Bauern Manfred hält sie zwar einiges, jedoch wäre ihr ein Leben als Bäuerin zu anstrengend. Sie ist zudem die einzige Frau auf dem Bauernhof. </text:span><text:span text:style-name="T4">Durch ihre Erfahrungen als Musikantin kann sie auch Instrumente bauen, ist jedoch meist zu faul dafür </text:span><text:span text:style-name="T5">und genießt lieber ihr freies Leben.</text:span></text:p>
      <text:p text:style-name="P9"><text:bookmark text:name="vyiu8"/><text:bookmark text:name="vyiu7"/><text:span text:style-name="T1"><text:line-break/>Ort</text:span></text:p>
      <text:p text:style-name="P2"><text:bookmark text:name="atp73"/>Bauernhof</text:p>
      <text:p text:style-name="P3"><text:bookmark text:name="vyiu111"/><text:bookmark text:name="vyiu12"/><text:line-break/>Tagesablauf<text:bookmark text:name="vyiu11"/><text:bookmark text:name="vyiu13"/></text:p>
      <text:list xml:id="list8553961547894302837" text:style-name="L1">
        <text:list-item>
          <text:p text:style-name="P7">morgens - 13:00 – Sitzt auf der Bank am Baum.</text:p>
        </text:list-item>
        <text:list-item>
          <text:p text:style-name="P7"><text:bookmark text:name="ns332"/>13:00 - 16:00 – Unterhält sich mit Lothar am Baum.</text:p>
        </text:list-item>
        <text:list-item>
          <text:p text:style-name="P7"><text:bookmark text:name="ns3321"/>16:00 - abends – Sitzt auf der Bank am Baum.</text:p>
        </text:list-item>
        <text:list-item>
          <text:p text:style-name="P7"><text:span text:style-name="T6">Abends - morgens</text:span> – <text:span text:style-name="T6">Steht vor der Scheune und plaudert mit den Feldarbeitern.</text:span></text:p>
        </text:list-item>
      </text:list>
      <text:p text:style-name="P1"><text:bookmark text:name="vyiu15"/><text:line-break/><text:bookmark text:name="vyiu16"/><text:span text:style-name="T1">Zugehörigkeit</text:span><text:bookmark text:name="vyiu17"/><text:line-break/><text:bookmark text:name="f-855"/>Aussiedler</text:p>
      <text:p text:style-name="P4"><text:bookmark text:name="vyiu19"/><text:bookmark text:name="vyiu20"/><text:span text:style-name="T17"><text:line-break/></text:span><text:bookmark text:name="f-856"/><text:span text:style-name="T17">Aufträge</text:span></text:p>
      <text:list xml:id="list2874738257293188885" text:style-name="L2">
        <text:list-item>
          <text:p text:style-name="P10">Sekundär – Die Schalmei</text:p>
        </text:list-item>
      </text:list>
      <text:p text:style-name="P1"><text:bookmark text:name="vyiu23"/><text:line-break/><text:bookmark text:name="ik9t1"/><text:span text:style-name="T1">Dialog</text:span><text:bookmark text:name="ik9t"/><text:bookmark text:name="vyiu24"/></text:p>
      <text:list xml:id="list9093125770746557439" text:style-name="L3">
        <text:list-item>
          <text:p text:style-name="P8">Hallo.</text:p>
          <text:list>
            <text:list-item>
              <text:p text:style-name="P8"><text:bookmark text:name="f0wr"/><text:bookmark text:name="ik9t2"/>N: <text:bookmark text:name="gg5p"/>Hallo Wandersmann! Darf ich ein Lied für dich spielen?</text:p>
            </text:list-item>
            <text:list-item>
              <text:p text:style-name="P14">Aber sicher doch.</text:p>
            </text:list-item>
            <text:list-item>
              <text:p text:style-name="P16">N: Gut, welches willst du hören?</text:p>
            </text:list-item>
            <text:list-item>
              <text:p text:style-name="P27">Das Lied des Krieges.</text:p>
            </text:list-item>
            <text:list-item>
              <text:p text:style-name="P27">Der Wandersmann.</text:p>
            </text:list-item>
            <text:list-item>
              <text:p text:style-name="P27">Die Waldgeister.</text:p>
            </text:list-item>
            <text:list-item>
              <text:p text:style-name="P27">Keines. Ich hab's mir anders überlegt.</text:p>
            </text:list-item>
            <text:list-item>
              <text:p text:style-name="P28">N: Deine Entscheidung.</text:p>
            </text:list-item>
            <text:list-item>
              <text:p text:style-name="P14">Nein, lieber nicht.</text:p>
            </text:list-item>
            <text:list-item>
              <text:p text:style-name="P16">N: Schade, aber vielleicht möchtest du ja später eins hören.</text:p>
            </text:list-item>
            <text:list-item>
              <text:p text:style-name="P29">Woher kommst du? (Nach Begrüßung)</text:p>
            </text:list-item>
            <text:list-item>
              <text:p text:style-name="P30">N: Von hier und dort. Ich weiß es schon nicht mehr, um ehrlich zu sein. Ich ziehe durchs Land, wie ich gerade Lust habe. Städte, Flüsse, Berge, Wälder, alles hat Namen, alles ist streng unterteilt. Wer braucht schon Namen und Unterteilungen, wenn man keine Grenzen hat?</text:p>
            </text:list-item>
            <text:list-item>
              <text:p text:style-name="P30">N: Alles ist fließend. Leider verstehen das weder die Menschen hier noch die, der anderen Orte, an denen ich war.</text:p>
            </text:list-item>
            <text:list-item>
              <text:p text:style-name="P29">Was hältst du vom Bauernhof? (Nach Begrüßung)</text:p>
            </text:list-item>
            <text:list-item>
              <text:p text:style-name="P30">N: Ein ganz netter Ort. Die Leute sind sehr freundlich, vor allem der Bauer Manfred. Der fette Lothar dagegen geht mir mit seinem Gerede dauernd auf die Nerven.</text:p>
            </text:list-item>
            <text:list-item>
              <text:p text:style-name="P30">N: Ich will ihn ja nicht verletzen, aber ich denke, er macht sich was vor. Vielleicht auch die anderen hier, weil es kaum Frauen hier gibt, vor allem nicht mehr seit Manfreds Frau verstorben ist.</text:p>
            </text:list-item>
            <text:list-item>
              <text:p text:style-name="P30">N: Über Guntrich und die Knechte weiß ich nicht viel. Ich rede kaum mit ihnen, aber das <text:soft-page-break/>kannst du ja tun, wenn sie dich so sehr interessieren.</text:p>
            </text:list-item>
            <text:list-item>
              <text:p text:style-name="P29">Hier hast du einen Honigtopf! (Auftragsziel 1 des Auftrags „Ein kleines Geschenk“ ist aktiv, Charakter hat den Honigtopf dabei)</text:p>
            </text:list-item>
            <text:list-item>
              <text:p text:style-name="P30">N: Was zum … wozu?</text:p>
            </text:list-item>
            <text:list-item>
              <text:p text:style-name="P30">C: Na zum Essen halt!</text:p>
            </text:list-item>
            <text:list-item>
              <text:p text:style-name="P30">N: Interessant. Ich nehme mal an, Lothar schickt dich.</text:p>
            </text:list-item>
            <text:list-item>
              <text:p text:style-name="P30">C: Ähm …</text:p>
            </text:list-item>
            <text:list-item>
              <text:p text:style-name="P30">N: Na gut, gib schon her! Ich will ja nicht, dass er sich noch das Leben nimmt.</text:p>
            </text:list-item>
            <text:list-item>
              <text:p text:style-name="P30">Honigtopf für Mathilda wird übergeben</text:p>
            </text:list-item>
            <text:list-item>
              <text:p text:style-name="P30">Auftragsziel 1 des Auftrags „Ein kleines Geschenk“ abgeschlossen</text:p>
            </text:list-item>
            <text:list-item>
              <text:p text:style-name="P29">Hier hast du einen großen Honigtopf! (Auftragsziel 1 des Auftrags „Ein großes Geschenk“ ist aktiv, Charakter hat den großen Honigtopf dabei)</text:p>
            </text:list-item>
            <text:list-item>
              <text:p text:style-name="P30">N: Also jetzt reicht es wirklich! Ich meine, was bildet er sich denn ein? Nur weil wir ab und zu miteinander plaudern.</text:p>
            </text:list-item>
            <text:list-item>
              <text:p text:style-name="P30">N: Gib schon her! Ich will nicht als Herzensbrecherin enden.</text:p>
            </text:list-item>
            <text:list-item>
              <text:p text:style-name="P30">Honigtopf für Mathilda wird übergeben</text:p>
            </text:list-item>
            <text:list-item>
              <text:p text:style-name="P30">Auftragsziel 1 des Auftrags „Ein großes Geschenk“ abgeschlossen</text:p>
            </text:list-item>
            <text:list-item>
              <text:p text:style-name="P29">(Automatisch) Deinetwegen nervt mich Lothar jetzt nicht mehr so stark wie vorher. (Charakter hat beim Abschluss des Auftrags „Ein großes Geschenk“ die Wahrheit gesagt)</text:p>
            </text:list-item>
            <text:list-item>
              <text:p text:style-name="P30">N: Ja, ich habe Augen und Ohren und ich habe gemerkt, dass er gemerkt hat, dass seine Geschenke nicht so das Wahre waren.</text:p>
            </text:list-item>
            <text:list-item>
              <text:p text:style-name="P30">N: Das heißt also, du hast ihm die Wahrheit gesagt.</text:p>
            </text:list-item>
            <text:list-item>
              <text:p text:style-name="P30">N: Auch wenn du meine Geschichten nicht besonders magst … (Charakter mag die Geschichten nicht)</text:p>
            </text:list-item>
            <text:list-item>
              <text:p text:style-name="P30">N: Auch wenn du meine Lieder nicht besonders magst … (Charakter mag die Lieder nicht)</text:p>
            </text:list-item>
            <text:list-item>
              <text:p text:style-name="P30">N: Auch wenn du meine Geschichten und Lieder nicht besonders magst … (Charakter mag beides nicht)</text:p>
            </text:list-item>
            <text:list-item>
              <text:p text:style-name="P30">N: … wir könnten doch ein wenig umherziehen, falls du Lust hast.</text:p>
            </text:list-item>
            <text:list-item>
              <text:p text:style-name="P29">Lass uns umherziehen! (Mathilda hat es ihm angeboten)</text:p>
            </text:list-item>
            <text:list-item>
              <text:p text:style-name="P30">N: Na gut.</text:p>
            </text:list-item>
            <text:list-item>
              <text:p text:style-name="P30">Mathilda schließt sich dem Charakter an</text:p>
            </text:list-item>
          </text:list>
        </text:list-item>
        <text:list-item>
          <text:p text:style-name="P31">Ich brauche dich nicht länger. (Mathilda zieht mit Charakter umher)</text:p>
          <text:list>
            <text:list-item>
              <text:p text:style-name="P31">Mathilda verlässt den Charakter.</text:p>
            </text:list-item>
          </text:list>
        </text:list-item>
        <text:list-item>
          <text:p text:style-name="P8"><text:bookmark text:name="gg5p1"/>Du musizierst? (Nach Begrüßung)</text:p>
          <text:list>
            <text:list-item>
              <text:p text:style-name="P8"><text:bookmark text:name="fdvr"/><text:bookmark text:name="ik9t10"/>N: <text:bookmark text:name="dnw_"/>Ja, ich kann einige Lieder auf meiner Schalmei spielen. Die habe ich schon seit ich noch sehr jung war. Das ist wahrscheinlich der einzige Besitz, den ich wirklich vermissen würde, falls er mir mal abhanden käme.</text:p>
            </text:list-item>
            <text:list-item>
              <text:p text:style-name="P8">N: Ich mache übrigens nicht nur Musik, sondern erzähle auch gerne Geschichten. Damit verdiene ich mir meinen Lebensunterhalt. Ich brauche ja nicht gerade viel zum Leben.</text:p>
            </text:list-item>
            <text:list-item>
              <text:p text:style-name="P8">N: Aber da hier ja bald die Hölle los sein wird, nach allem, was man so hört, verschwinde ich lieber bald wieder.</text:p>
            </text:list-item>
          </text:list>
        </text:list-item>
        <text:list-item>
          <text:p text:style-name="P8">Was machst du in der Scheune? (<text:span text:style-name="T7">Nach Begrüßung und </text:span>Mathilda geht in oder kommt aus der Scheune)<text:bookmark text:name="gg5p2"/></text:p>
          <text:list>
            <text:list-item>
              <text:p text:style-name="P8"><text:bookmark text:name="kj70"/><text:bookmark text:name="ik9t28"/>N: Schlafen, was sonst? Oder soll ich hier draußen erfrieren? Der Bauer Manfred, ein sehr höflicher Mann, lässt mich dort umsonst übernachten.</text:p>
            </text:list-item>
            <text:list-item>
              <text:p text:style-name="P29">Erzähl mir eine Geschichte. (Nach Begrüßung)</text:p>
            </text:list-item>
            <text:list-item>
              <text:p text:style-name="P30">(Wurde bezüglich ihrer Geschichten nicht beleidigt)</text:p>
            </text:list-item>
            <text:list-item>
              <text:p text:style-name="P14">N: Gut, welche willst du hören?</text:p>
            </text:list-item>
            <text:list-item>
              <text:p text:style-name="P16">Die Geschichte vom Bären.</text:p>
              <text:list>
                <text:list-item>
                  <text:p text:style-name="P17">N: Es war einmal ein Bär, der wanderte durch den Wald und dann fiel ein Baum <text:span text:style-name="T22">um </text:span>und erschlug den Bären.</text:p>
                </text:list-item>
                <text:list-item>
                  <text:p text:style-name="P18">N: Es war einmal ein Mann, der einen Bären sah, der durch den Wald wanderte und dann fiel ein Baum um und erschlug den Bären.</text:p>
                </text:list-item>
                <text:list-item>
                  <text:p text:style-name="P17">N: Es war einmal ein <text:span text:style-name="T20">anderer</text:span> Mann, der einen Mann sah, der einen <text:soft-page-break/>Bären sah, der durch den Wald wanderte und dann fiel ein Baum um und erschlug den Bären.</text:p>
                </text:list-item>
                <text:list-item>
                  <text:p text:style-name="P17">N: Es war einmal ein <text:span text:style-name="T21">weiterer </text:span>Mann, der einen <text:span text:style-name="T21">anderen </text:span>Mann sah, der einen Mann sah, der einen Bären sah, der durch den Wald wanderte und dann fiel ein Baum um und erschlug den Bären.</text:p>
                </text:list-item>
                <text:list-item>
                  <text:p text:style-name="P17">N: Es war einmal …</text:p>
                </text:list-item>
                <text:list-item>
                  <text:p text:style-name="P17">C: Danke, ich glaube <text:span text:style-name="T19">das reicht.</text:span></text:p>
                </text:list-item>
              </text:list>
            </text:list-item>
            <text:list-item>
              <text:p text:style-name="P16">Der Ork und der Wolf.</text:p>
              <text:list>
                <text:list-item>
                  <text:p text:style-name="P19">N: Vor langer langer Zeit, da lebte ein Ork in einer Höhle in den Bergen. Er war sehr einsam dort, denn in den Bergen lebten nur Tiere und keiner mit dem er sich hätte unterhalten können.</text:p>
                </text:list-item>
                <text:list-item>
                  <text:p text:style-name="P19">N: Doch eines Tages, als der Ork sich auf die jagt begab, da traf er auf einen Wolf in der Wildnis und als <text:span text:style-name="T22">sich </text:span>der Ork dem Wolf näherte, <text:span text:style-name="T22">da sprach der Wolf: „Wenn du mich tötest, dann bleibst du allein.“</text:span></text:p>
                </text:list-item>
                <text:list-item>
                  <text:p text:style-name="P20">N: Der Ork antwortete erstaunt: „Sag mir Wolf, wie kommt es dass <text:span text:style-name="T23">ich dich verstehe</text:span>?“</text:p>
                </text:list-item>
                <text:list-item>
                  <text:p text:style-name="P20">N: Der Wolf aber antwortete: „Sag mir Ork, wie kommt es, dass <text:span text:style-name="T24">du mir zuhörst?“</text:span></text:p>
                </text:list-item>
                <text:list-item>
                  <text:p text:style-name="P21">N: Der Ork war verwundert, aber auch froh nach so langer Zeit wieder jemanden getroffen zu haben, mit dem er sich unterhalten konnte. Also fragte er den Wolf: „Sag Wolf, wenn ich dich verschone, begleitest du mich dann?“</text:p>
                </text:list-item>
                <text:list-item>
                  <text:p text:style-name="P21">N: Der Wolf antwortet daraufhin: „Sicher Ork, das werde ich.“ So gingen die beiden zusammen zur Höhle des Orks. <text:span text:style-name="T25">D</text:span>och als sie dort ankamen sprach der Wolf: „Sieh Ork, verschont hast du mich und ich habe dich begleitet. Nun haben wir beide unser Wort gehalten, doch sieh welche Höhle du mir gezeigt hast, so warm und <text:span text:style-name="T26">so </text:span>groß.“ <text:span text:style-name="T26">Da fraß der Wolf den Ork.</text:span></text:p>
                </text:list-item>
              </text:list>
            </text:list-item>
            <text:list-item>
              <text:p text:style-name="P16">Das Hexenlied.</text:p>
              <text:list>
                <text:list-item>
                  <text:p text:style-name="P22">N: <text:span text:style-name="T27">Im nordöstlichen Wald von Talras, auf der anderen Seite des Flusses dort leben die alten verstoßenen Hexen. Einst gefürchtet von den Bewohnern Talras' plagt sie nun die unendliche Einsamkeit.</text:span></text:p>
                </text:list-item>
                <text:list-item>
                  <text:p text:style-name="P23">N: Man erzählt sich, sie hätten schließlich Freundschaft mit den Riesen ge<text:span text:style-name="T28">schlossen, um ihrer Einsamkeit zu entgehen. Die Riesen, ebenfalls gefürchtet von jedem Bewohner in Talras, gingen tatsächlich auf diese Freundschaft ein.</text:span></text:p>
                </text:list-item>
                <text:list-item>
                  <text:p text:style-name="P24">N: Die Hexen <text:span text:style-name="T29">spielten</text:span> ein verzaubertes Lied und die Riesen folgten ihrem Befehl. <text:span text:style-name="T30">Nun gehorchen sie den Hexen und wann immer man auf eine Hexe trifft, da ist auch ein Riese nicht weit.</text:span></text:p>
                </text:list-item>
                <text:list-item>
                  <text:p text:style-name="P25">N: Doch höre, wer auch immer das Lied spielen kann, dem wird auch der Riese folgen.</text:p>
                </text:list-item>
                <text:list-item>
                  <text:p text:style-name="P26">(Charakter erhält Hinweis, dass man mit dem Lied Riesen für sich gewinnen kann)</text:p>
                </text:list-item>
              </text:list>
            </text:list-item>
            <text:list-item>
              <text:p text:style-name="P16">Keine. Ich hab's mir anders überlegt.</text:p>
            </text:list-item>
            <text:list-item>
              <text:p text:style-name="P27">N: Wie du meinst.</text:p>
            </text:list-item>
            <text:list-item>
              <text:p text:style-name="P30">(Wurde bezüglich ihrer Geschichten beleidigt)</text:p>
            </text:list-item>
            <text:list-item>
              <text:p text:style-name="P14">N: Mit Sicherheit nicht. Erzähl dir doch selbst eine!</text:p>
            </text:list-item>
            <text:list-item>
              <text:p text:style-name="P29">Spiel mir ein Lied. (Nach Begrüßung)</text:p>
            </text:list-item>
            <text:list-item>
              <text:p text:style-name="P30">(Wurde bezüglich ihrer Lieder nicht beleidigt)</text:p>
            </text:list-item>
            <text:list-item>
              <text:p text:style-name="P14">N: Gut, welches willst du hören?</text:p>
            </text:list-item>
            <text:list-item>
              <text:p text:style-name="P16">Das Lied des Krieges.</text:p>
            </text:list-item>
            <text:list-item>
              <text:p text:style-name="P27">N:<text:line-break/>Der Rittersmann, von unweit her<text:line-break/><text:soft-page-break/>ward vom König selbst gerufen<text:line-break/>er kam in Rüstung, samt dem Speer<text:line-break/>mit Legenden, die ihn schufen<text:line-break/><text:line-break/>Träumte er von Ruhm und Stolz<text:line-break/>so war sein Speer doch nur aus Holz<text:line-break/>und als er vor dem Drachen stand<text:line-break/>setzte <text:span text:style-name="T8">dieser</text:span> ihn in Brand<text:line-break/><text:line-break/>So brannten Ritter und die Sagen<text:line-break/>an denen sich die Jungen laben<text:line-break/>Am Ende bleibt der Tod, nicht mehr<text:line-break/>so lange ist es gar nicht her!</text:p>
            </text:list-item>
            <text:list-item>
              <text:p text:style-name="P27">Erfahrungsbonus (Hört das Lied zum ersten Mal)</text:p>
            </text:list-item>
            <text:list-item>
              <text:p text:style-name="P16">Der Wandersmann.</text:p>
            </text:list-item>
            <text:list-item>
              <text:p text:style-name="P27">N:<text:line-break/>Der Tag neigt sich dem Ende zu<text:line-break/>und alle Vögel werden müde<text:line-break/>nur einer, der gibt keine Ruh'<text:line-break/>in seiner Heimat ist man prüde<text:line-break/><text:line-break/>Er <text:span text:style-name="T10">lief, ja rannte </text:span>über Berge</text:p>
              <text:p text:style-name="P27">traf fremde Wesen, auch die Zwerge<text:line-break/>doch sollt er einen Menschen <text:span text:style-name="T9">sehn</text:span><text:line-break/>würd' <text:span text:style-name="T9">er gleich wieder rückwärts gehen</text:span><text:line-break/>sich glücklich an den Seinen rächen<text:line-break/>gar jedem mal das Herz zerstechen<text:line-break/>denn jeder seiner eignen Leut'<text:line-break/>hat zu viel Liebe stets gescheut<text:line-break/><text:line-break/>Ja dort in seiner alten Heimat<text:line-break/>ist weder Mauer, noch ein Tor<text:line-break/>doch wär' ihm eine neue <text:span text:style-name="T11">Bleibe</text:span><text:line-break/>gar lieber als das triste Moor</text:p>
            </text:list-item>
            <text:list-item>
              <text:p text:style-name="P27">Erfahrungsbonus (Hört das Lied zum ersten Mal)</text:p>
            </text:list-item>
            <text:list-item>
              <text:p text:style-name="P16">Die Waldgeister.</text:p>
            </text:list-item>
            <text:list-item>
              <text:p text:style-name="P27">N:<text:line-break/>Im alten Wald, am großen Fluss<text:line-break/>durch den ich täglich waten muss<text:line-break/>dort traf ich traurig wie ich war<text:line-break/>die mystisch schöne Geisterschaar</text:p>
              <text:p text:style-name="P27"><text:line-break/>Sie gaben mir, was ich vermisst<text:line-break/>doch war es eine große List<text:line-break/>Denn wollten sie nicht meinen Segen<text:line-break/>stattdessen nur den eignen Regen<text:line-break/>der kommt, wenn man aus einem Rachen<text:line-break/>mal etwas hört wie sanftes Lachen<text:line-break/><text:line-break/>Und wenns vergeht, ist's auch nicht schlimm<text:line-break/>der Geist behält ja seine Stimm'<text:line-break/>kann Lieder singen, selbst oft lachen<text:line-break/>er <text:span text:style-name="T12">muss nun über gar nichts wachen</text:span><text:line-break/><text:soft-page-break/>gestorben ist er sowieso<text:line-break/>doch <text:span text:style-name="T13">fragt mein Herz sich</text:span> wo</text:p>
            </text:list-item>
            <text:list-item>
              <text:p text:style-name="P27">Erfahrungsbonus (Hört das Lied zum ersten Mal)</text:p>
            </text:list-item>
            <text:list-item>
              <text:p text:style-name="P16">Keines. Ich hab's mir anders überlegt.</text:p>
            </text:list-item>
            <text:list-item>
              <text:p text:style-name="P27">N: Deine Entscheidung.</text:p>
            </text:list-item>
            <text:list-item>
              <text:p text:style-name="P30">(Wurde bezüglich ihrer Lieder beleidigt)</text:p>
            </text:list-item>
            <text:list-item>
              <text:p text:style-name="P14">N: Bei dir hakt's wohl? Pfeif dir doch selbst eins!</text:p>
            </text:list-item>
            <text:list-item>
              <text:p text:style-name="P29">Du kannst gut erzählen und spielen. Hier hast du ein paar Goldmünzen. (Mathilda hat mindestens eine Geschichte erzählt, Charakter hat mindestens 10 Goldmünzen)</text:p>
            </text:list-item>
            <text:list-item>
              <text:p text:style-name="P30">Charakter verliert 10 Goldmünzen.</text:p>
            </text:list-item>
            <text:list-item>
              <text:p text:style-name="P30">Mathilda ist bezüglich ihrer Geschichten und Lieder nicht mehr beleidigt, falls sie es zuvor noch war.</text:p>
            </text:list-item>
            <text:list-item>
              <text:p text:style-name="P30">N: Oh danke. Das höre ich immer wieder gerne.</text:p>
            </text:list-item>
            <text:list-item>
              <text:p text:style-name="P29">Deine Geschichten scheinen einem Haufen Scheiße zu gleichen. (Mathilda hat mindestens eine Geschichte erzählt und fühlt sich nicht angegriffen)</text:p>
            </text:list-item>
            <text:list-item>
              <text:p text:style-name="P30">Mathilda ist bezüglich ihrer Geschichten beleidigt.</text:p>
            </text:list-item>
            <text:list-item>
              <text:p text:style-name="P30">N: Wenn's dir nicht passt, dann erzähl ich dir halt keine mehr!</text:p>
            </text:list-item>
            <text:list-item>
              <text:p text:style-name="P29">Deine Musik ist ungefähr so hörenswert wie Gebärdensprache. (Mathilda hat mindestens ein Lied gespielt und fühlt sich nicht angegriffen)</text:p>
            </text:list-item>
            <text:list-item>
              <text:p text:style-name="P30">Mathilda ist bezüglich ihrer Lieder beleidigt.</text:p>
            </text:list-item>
            <text:list-item>
              <text:p text:style-name="P30">N: Dir werd' ich sicher nicht nochmal ein Lied spielen!</text:p>
            </text:list-item>
            <text:list-item>
              <text:p text:style-name="P29">Weißt du, wo ich mir ein Instrument besorgen kann? (Charakter hat gefragt, ob Mathilda musiziert oder Mathilda hat ihm ein Lied vorgespielt)</text:p>
            </text:list-item>
            <text:list-item>
              <text:p text:style-name="P30">N: In Talras gibt’s bestimmt irgendwo welche zu kaufen. Ansonsten wüsste ich aber auch nichts. Hier auf dem Hof scheint's wohl keine zu geben.</text:p>
            </text:list-item>
            <text:list-item>
              <text:p text:style-name="P32">N: Ich selbst habe mir meine Schalmei gebaut, doch das war mit viel Arbeit verbunden.</text:p>
            </text:list-item>
            <text:list-item>
              <text:p text:style-name="P30">(Mathilda fühlt sich angegriffen - egal ob bezüglich ihrer Musik oder Geschichten)</text:p>
            </text:list-item>
            <text:list-item>
              <text:p text:style-name="P15">N: Aber was willst du schon mit einem Instrument? Geschmack scheinst du ja nicht zu haben.</text:p>
            </text:list-item>
          </text:list>
        </text:list-item>
        <text:list-item>
          <text:p text:style-name="P33">Kannst du mir auch ein Instrument bauen? (Nach „Weißt du, wo ich mir ein Instrument besorgen kann?“)</text:p>
          <text:list>
            <text:list-item>
              <text:p text:style-name="P33">N: Das könnte ich tatsächlich, aber weißt du wie viel Arbeit das ist? Ich habe schon um meine eigene Schalmei Angst, denn ich habe sicher keine Lust mir eine neue zu bauen.</text:p>
            </text:list-item>
            <text:list-item>
              <text:p text:style-name="P33">N: Aber dir werde ich sicher keine bauen, so wie du mich behandelst. (Wurde beleidigt)</text:p>
            </text:list-item>
          </text:list>
        </text:list-item>
        <text:list-item>
          <text:p text:style-name="P39"><text:span text:style-name="T14">Baue mir eine Schalmei. (Nach „</text:span><text:span text:style-name="T15">Kannst du mir auch ein Instrument bauen?“ </text:span><text:span text:style-name="T14">und Mathilda ist nicht mehr beleidigt)</text:span></text:p>
          <text:list>
            <text:list-item>
              <text:p text:style-name="P39"><text:span text:style-name="T14">N: Wenn du unbedingt willst, dann besorge mir das Holz dafür und sagen wir … 100 Goldmünzen. </text:span><text:span text:style-name="T16">So</text:span><text:span text:style-name="T14"> habe ich wenigstens eine Zeit lang meine Ruhe und kann mich von der harten Arbeit erholen.</text:span></text:p>
            </text:list-item>
            <text:list-item>
              <text:p text:style-name="P34">N: Ich werde aber eine ganze Weile dafür brauchen, also gedulde dich.</text:p>
            </text:list-item>
            <text:list-item>
              <text:p text:style-name="P34">Neuer Auftrag „Die Schalmei“</text:p>
            </text:list-item>
          </text:list>
        </text:list-item>
        <text:list-item>
          <text:p text:style-name="P35">Hier sind das Holz und die Goldmünzen. (Charakter hat Holz und Goldmünzen dabei)</text:p>
          <text:list>
            <text:list-item>
              <text:p text:style-name="P35">N: Sieh an dir ist es wirklich ernst damit. Na gut, aber wie gesagt gedulde dich. Handwerkliche Arbeit ist nicht gerade meine größte Leidenschaft, auch wenn ich nicht ganz ungeschickt bin.</text:p>
            </text:list-item>
            <text:list-item>
              <text:p text:style-name="P35">N: Komm von Zeit zu Zeit zu mir und ich sage dir wie weit ich bin.</text:p>
            </text:list-item>
            <text:list-item>
              <text:p text:style-name="P35">Auftragsziel 2 des Auftrags „Die Schalmei“ abgeschlossen</text:p>
            </text:list-item>
          </text:list>
        </text:list-item>
        <text:list-item>
          <text:p text:style-name="P35">Ist die Schalmei fertig? (Auftragsziel 3 des Auftrags „Die Schalmei“ ist aktiv)</text:p>
          <text:list>
            <text:list-item>
              <text:p text:style-name="P35">(Schalmei ist fertig)</text:p>
              <text:list>
                <text:list-item>
                  <text:p text:style-name="P35">N: Ja, hier hast du sie und passe gut darauf auf. Ich hoffe du kannst sie auch spielen.</text:p>
                </text:list-item>
                <text:list-item>
                  <text:p text:style-name="P35">Auftrag „Die Schalmei“ abgeschlossen</text:p>
                </text:list-item>
              </text:list>
            </text:list-item>
            <text:list-item>
              <text:p text:style-name="P35">(Schalmei ist noch nicht fertig)</text:p>
              <text:list>
                <text:list-item>
                  <text:p text:style-name="P35">N: Gedulde dich noch etwas. Heute ist nicht gerade mein Tag. Vielleicht arbeite ich <text:soft-page-break/>morgen daran weiter, mal sehen.</text:p>
                </text:list-item>
              </text:list>
            </text:list-item>
          </text:list>
        </text:list-item>
        <text:list-item>
          <text:p text:style-name="P35">Lass uns musizieren. (Charakter besitzt eine eigene Schalmei).</text:p>
          <text:list>
            <text:list-item>
              <text:p text:style-name="P35">(Mathilda ist beleidigt)</text:p>
              <text:list>
                <text:list-item>
                  <text:p text:style-name="P35">N: Lass mich in Ruhe!</text:p>
                </text:list-item>
              </text:list>
            </text:list-item>
            <text:list-item>
              <text:p text:style-name="P35">(Mathilda ist nicht beleidigt)</text:p>
              <text:list>
                <text:list-item>
                  <text:p text:style-name="P35">N: Nun gut! Fang an!</text:p>
                </text:list-item>
                <text:list-item>
                  <text:p text:style-name="P35">Charakter und Mathilda spielen eine Weile</text:p>
                </text:list-item>
              </text:list>
            </text:list-item>
          </text:list>
        </text:list-item>
        <text:list-item>
          <text:p text:style-name="P36">Bring mir das Hexenlied bei. (Charakter besitzt eine eigene Schalmei und hat die Geschichte „Das Hexenlied“ gehört)</text:p>
          <text:list>
            <text:list-item>
              <text:p text:style-name="P36">N: Du hast also gut aufgepasst bei meiner Geschichte.</text:p>
            </text:list-item>
            <text:list-item>
              <text:p text:style-name="P38">(Mathilda ist beleidigt)</text:p>
              <text:list>
                <text:list-item>
                  <text:p text:style-name="P38">N: Aber so wie du mich behandelst bringe ich dir gar nichts bei.</text:p>
                </text:list-item>
              </text:list>
            </text:list-item>
            <text:list-item>
              <text:p text:style-name="P38">(Mathilda ist nicht beleidigt)</text:p>
              <text:list>
                <text:list-item>
                  <text:p text:style-name="P37"><text:span text:style-name="T31">N: </text:span>Zur Belohnung werde ich dir das Lied beibringen.</text:p>
                </text:list-item>
                <text:list-item>
                  <text:p text:style-name="P36">N: Wusstest du, dass ich einst mit den Hexen umherzog? Doch erzähle das keinem hier, versprich mir das!</text:p>
                </text:list-item>
                <text:list-item>
                  <text:p text:style-name="P36">C: Sicher.</text:p>
                </text:list-item>
                <text:list-item>
                  <text:p text:style-name="P36">N: Gut, so geht das Lied …</text:p>
                </text:list-item>
                <text:list-item>
                  <text:p text:style-name="P36">(Charakter erlernt die Fähigkeit mit der Schalmei einen Riesen auf seine Seite zu bringen)</text:p>
                </text:list-item>
              </text:list>
            </text:list-item>
          </text:list>
        </text:list-item>
        <text:list-item>
          <text:p text:style-name="P35">(Automatisch) <text:span text:style-name="T32">N: </text:span>Lass mich in Ruhe! (Mathilda ist mit Charakter unterwegs)</text:p>
        </text:list-item>
      </text:list>
      <text:p text:style-name="P1"><text:bookmark text:name="vyiu53"/><text:line-break/><text:bookmark text:name="adhu1"/><text:span text:style-name="T1">Handel</text:span><text:bookmark text:name="u5nf"/><text:span text:style-name="T1"><text:line-break/></text:span><text:bookmark text:name="j85t"/><text:span text:style-name="T1">-</text:span></text:p>
      <text:p text:style-name="P3"/>
      <text:p text:style-name="P5">Tontexte:</text:p>
      <text:list xml:id="list2810936752837512742" text:style-name="L4">
        <text:list-item>
          <text:p text:style-name="P13">Ja1:<text:bookmark text:name="ov17"/> „<text:span text:style-name="T18">Unterwegs.</text:span>”</text:p>
        </text:list-item>
        <text:list-item>
          <text:p text:style-name="P13">Ja2: „<text:span text:style-name="T18">Bin gleich da.</text:span>”</text:p>
        </text:list-item>
        <text:list-item>
          <text:p text:style-name="P13">Ja3: „<text:span text:style-name="T18">Ganz schön weit.</text:span>”</text:p>
        </text:list-item>
        <text:list-item>
          <text:p text:style-name="P13"><text:bookmark text:name="s.3q"/>JaAngriff1:<text:bookmark text:name="ov170"/> „<text:span text:style-name="T18">Ich würde lieber ein Lied singen!</text:span>”</text:p>
        </text:list-item>
        <text:list-item>
          <text:p text:style-name="P13">JaAngriff2: „<text:span text:style-name="T18">Lasst mich doch lieber eine Geschichte erzählen!</text:span>”</text:p>
        </text:list-item>
        <text:list-item>
          <text:p text:style-name="P13">JaAngriff3: „<text:span text:style-name="T18">Dabei geht bestimmt meine Schalmei zu Bruch!</text:span>”</text:p>
        </text:list-item>
        <text:list-item>
          <text:p text:style-name="P13"><text:bookmark text:name="s.3q1"/>Was1:<text:bookmark text:name="rwtp1"/> „<text:span text:style-name="T18">Was ist denn?</text:span>”</text:p>
        </text:list-item>
        <text:list-item>
          <text:p text:style-name="P13">Was2: „<text:span text:style-name="T18">Ist das nicht ein schönes Leben?</text:span>”</text:p>
        </text:list-item>
        <text:list-item>
          <text:p text:style-name="P13">Was3: „<text:span text:style-name="T18">Entspannt Euch.“</text:span></text:p>
        </text:list-item>
        <text:list-item>
          <text:p text:style-name="P13"><text:bookmark text:name="s.3q2"/>Sauer1:</text:p>
        </text:list-item>
        <text:list-item>
          <text:p text:style-name="P11">Tot1: </text:p>
        </text:list-item>
        <text:list-item>
          <text:p text:style-name="P12">Wiederbelebung: „Puh, das war aber knap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09-08-13T20:22:50</meta:creation-date>
    <dc:language>en-US</dc:language>
    <meta:editing-cycles>169</meta:editing-cycles>
    <meta:editing-duration>PT12H57S</meta:editing-duration>
    <meta:initial-creator>Tamino Dauth</meta:initial-creator>
    <dc:date>2016-09-22T01:19:38.256000000</dc:date>
    <meta:document-statistic meta:table-count="0" meta:image-count="0" meta:object-count="0" meta:page-count="6" meta:paragraph-count="170" meta:word-count="2477" meta:character-count="13855" meta:non-whitespace-character-count="11689"/>
    <meta:user-defined meta:name="Info 1"/>
    <meta:user-defined meta:name="Info 2"/>
    <meta:user-defined meta:name="Info 3"/>
    <meta:user-defined meta:name="Info 4"/>
    <meta:hyperlink-behaviour office:target-frame-name="_top" xlink:show="replace"/>
  </office:meta>
</office:document-meta>
</file>